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Text_20_body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331231 孙圣 Part5</text:p>
      <text:p text:style-name="P2">Set10</text:p>
      <text:list xml:id="list1406691332" text:style-name="L1">
        <text:list-item>
          <text:p text:style-name="P4">Where is the isValid method specified? Which classes provide an implementation of this method?</text:p>
          <text:p text:style-name="P4"/>
          <text:p text:style-name="P4">It is specified in Grid and class BoundedGrid provides an implementatio.<text:line-break/></text:p>
          <text:p text:style-name="P4"/>
        </text:list-item>
        <text:list-item>
          <text:p text:style-name="P4"><text:s/>Which AbstractGrid methods call the isValid method? Why don't the other methods need to call it?</text:p>
          <text:p text:style-name="P4"/>
          <text:p text:style-name="P4"><text:span text:style-name="T1">getValidAdjacentLocations(); </text:span></text:p>
          <text:p text:style-name="P4"><text:span text:style-name="T3">Because for </text:span><text:span text:style-name="T1">getEmptyAdjacentLocations(); getOccupiedAdjacentLocations(); getNeighbors();</text:span></text:p>
          <text:p text:style-name="P4"><text:span text:style-name="T3">they call g</text:span><text:span text:style-name="T1">etValidAdjacentLocations(); , </text:span><text:span text:style-name="T3">so don't have need to call </text:span><text:span text:style-name="T1">isValid();</text:span></text:p>
          <text:p text:style-name="P4"><text:line-break/></text:p>
        </text:list-item>
        <text:list-item>
          <text:p text:style-name="P4">Which methods of the Grid interface are called in the getNeighbors method? Which classes provide implementations of these methods?</text:p>
          <text:p text:style-name="P4"/>
          <text:p text:style-name="P4"><text:span text:style-name="T1">getOccupiedAdjacentLocations(); get(); </text:span></text:p>
          <text:p text:style-name="P4"><text:span text:style-name="T1">getOccupiedAdjacentLocations(); </text:span><text:span text:style-name="T3">is implemented in AbstractGrid.</text:span></text:p>
          <text:p text:style-name="P4"><text:span text:style-name="T1">get(); </text:span><text:span text:style-name="T3">is implemented both in BoundedGrid and UnboundedGrid.</text:span><text:line-break/></text:p>
          <text:p text:style-name="P4"/>
        </text:list-item>
        <text:list-item>
          <text:p text:style-name="P4">Why must the get method, which returns an object of type E, be used in the getEmptyAdjacentLocations method when this method returns locations, not objects of type E?</text:p>
        </text:list-item>
      </text:list>
      <text:p text:style-name="P3"/>
      <text:p text:style-name="P3"><text:tab/>If get method is not used, we cannot know whether the location is empty of not, so we are not <text:tab/>able to return locations correctly.</text:p>
      <text:list xml:id="list740029401" text:continue-numbering="true" text:style-name="L1">
        <text:list-header>
          <text:p text:style-name="P4"><text:line-break/></text:p>
        </text:list-header>
        <text:list-item>
          <text:p text:style-name="P4">What would be the effect of replacing the constant Location.HALF_RIGHT with Location.RIGHT in the two places where it occurs in the getValidAdjacentLocations method?</text:p>
        </text:list-item>
      </text:list>
      <text:p text:style-name="P3"/>
      <text:p text:style-name="P3"><text:tab/>It would return the north, east, south and west locations, but those in the diagonal are not <text:tab/>return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et11</text:p>
      <text:list xml:id="list1404648486" text:style-name="L2">
        <text:list-item>
          <text:p text:style-name="P6">What ensures that a grid has at least one valid location?</text:p>
          <text:p text:style-name="P6"/>
          <text:p text:style-name="P6">In the constructor, if rows and cols are less than or equal to zero, it will throw an exception, so there is at least one valid location in the grid.<text:line-break/></text:p>
        </text:list-item>
        <text:list-item>
          <text:p text:style-name="P6">How is the number of columns in the grid determined by the getNumCols method? What assumption about the grid makes this possible?<text:line-break/></text:p>
        </text:list-item>
      </text:list>
      <text:p text:style-name="P5"><text:tab/><text:span text:style-name="T1">return occupantArray[0].length;</text:span></text:p>
      <text:p text:style-name="P5"><text:span text:style-name="T1"><text:tab/></text:span><text:span text:style-name="T3">There is at least one row in the grid and the number of locations in each row is the same.</text:span></text:p>
      <text:p text:style-name="P5"/>
      <text:list xml:id="list735268470" text:continue-numbering="true" text:style-name="L2">
        <text:list-item>
          <text:p text:style-name="P6">What are the requirements for a Location to be valid in a BoundedGrid?</text:p>
        </text:list-item>
      </text:list>
      <text:p text:style-name="P5"/>
      <text:p text:style-name="P5"><text:tab/>Row number and column number must be greater than or equal to zero and smaller to their <text:tab/>maximum respectively.</text:p>
      <text:p text:style-name="P5"/>
      <text:p text:style-name="Text_20_body"><text:tab/><text:span text:style-name="T2">In the next four questions, let r = number of rows, c = number of columns,</text:span></text:p>
      <text:p text:style-name="Text_20_body"><text:span text:style-name="T2"><text:tab/>and n = number of occupied locations.</text:span></text:p>
      <text:p text:style-name="Text_20_body"/>
      <text:list xml:id="list417799215" text:style-name="L3">
        <text:list-item>
          <text:p text:style-name="P7">What type is returned by the getOccupiedLocations method? What is the time complexity (Big-Oh) for this method?</text:p>
        </text:list-item>
      </text:list>
      <text:p text:style-name="Text_20_body"><text:tab/></text:p>
      <text:p text:style-name="Text_20_body"><text:tab/>ArrayList&lt;Location&gt;.</text:p>
      <text:p text:style-name="Text_20_body"><text:tab/>O(cr).<text:tab/></text:p>
      <text:p text:style-name="Text_20_body"/>
      <text:list xml:id="list988825651" text:continue-numbering="true" text:style-name="L3">
        <text:list-item>
          <text:p text:style-name="P7">What type is returned by the get method? What parameter is needed? What is the time complexity (Big-Oh) for this method?</text:p>
        </text:list-item>
      </text:list>
      <text:p text:style-name="Text_20_body"><text:tab/></text:p>
      <text:p text:style-name="Text_20_body"><text:tab/>Generic type E.</text:p>
      <text:p text:style-name="Text_20_body"><text:tab/>O(1).</text:p>
      <text:list xml:id="list784854935" text:continue-numbering="true" text:style-name="L3">
        <text:list-header>
          <text:p text:style-name="P7"/>
        </text:list-header>
        <text:list-item>
          <text:p text:style-name="P7">What conditions may cause an exception to be thrown by the put method? What is the time complexity (Big-Oh) for this method?</text:p>
        </text:list-item>
      </text:list>
      <text:p text:style-name="Text_20_body"/>
      <text:p text:style-name="Text_20_body"><text:tab/>The location is not valid and the object is null.</text:p>
      <text:p text:style-name="Text_20_body"><text:tab/>O(1).</text:p>
      <text:list xml:id="list254850125" text:style-name="L4">
        <text:list-item>
          <text:p text:style-name="P8"><text:soft-page-break/>What type is returned by the remove method? What happens when an attempt is made to remove an item from an empty location? What is the time complexity (Big-Oh) for this method?</text:p>
        </text:list-item>
      </text:list>
      <text:p text:style-name="Text_20_body"><text:tab/></text:p>
      <text:p text:style-name="Text_20_body"><text:tab/>Generic type E.</text:p>
      <text:p text:style-name="Text_20_body"><text:tab/>Nothing happens because in the occupantArray, before the operation, null is stored, and after <text:tab/>the operation, null is still stored there without any change.</text:p>
      <text:p text:style-name="Text_20_body"><text:tab/>O(1).</text:p>
      <text:p text:style-name="Text_20_body"/>
      <text:list xml:id="list2107648416" text:continue-numbering="true" text:style-name="L4">
        <text:list-item>
          <text:p text:style-name="P8">Based on the answers to questions 4, 5, 6, and 7, would you consider this an efficient implementation? Justify your answer.</text:p>
        </text:list-item>
      </text:list>
      <text:p text:style-name="Text_20_body"/>
      <text:p text:style-name="Text_20_body"><text:tab/>Yes. Methods like get, put, remove are all O(1), and they cannot be more efficient. But <text:s/><text:tab/><text:span text:style-name="T1">getOccupiedLocations(); </text:span><text:span text:style-name="T3">requires to loop through all the locations in the grid, so it is a little bit <text:tab/>slow.</text:span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Strong_20_Emphasis"><text:span text:style-name="T3">Set 12</text:span></text:span></text:p>
      <text:list xml:id="list1346190825" text:style-name="L8">
        <text:list-item>
          <text:p text:style-name="P12"><text:span text:style-name="T3">Which method must the Location class implement so that an instance of HashMap can be used for the map? What would be required of the Location class if a TreeMap were used instead? Does Location satisfy these requirements?</text:span></text:p>
          <text:p text:style-name="P12"><text:span text:style-name="T3"/></text:p>
          <text:p text:style-name="P12"><text:span text:style-name="T3"><text:line-break/></text:span></text:p>
        </text:list-item>
        <text:list-item>
          <text:p text:style-name="P12"><text:span text:style-name="T3">2. Why are the checks for null included in the get, put, and remove methods? Why are no such checks included in the corresponding methods for the BoundedGrid?<text:line-break/></text:span></text:p>
        </text:list-item>
        <text:list-item>
          <text:p text:style-name="P12"><text:span text:style-name="T3">3. What is the average time complexity (Big-Oh) for the three methods: get, put, and remove? What would it be if a TreeMap were used instead of a HashMap?<text:line-break/></text:span></text:p>
        </text:list-item>
        <text:list-item>
          <text:p text:style-name="P12"><text:span text:style-name="T3">4. How would the behavior of this class differ, aside from time complexity, if a TreeMap were used instead of a HashMap?<text:line-break/></text:span></text:p>
        </text:list-item>
        <text:list-item>
          <text:p text:style-name="P12"><text:span text:style-name="T3">5. Could a map implementation be used for a bounded grid? What advantage, if any, would the two-dimensional array implementation that is used by the BoundedGrid class have over a map implementation?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5:59:20</meta:creation-date>
    <dc:date>2015-08-22T17:16:17</dc:date>
    <meta:editing-duration>PT1H16M20S</meta:editing-duration>
    <meta:editing-cycles>79</meta:editing-cycles>
    <meta:generator>LibreOffice/3.5$Linux_X86_64 LibreOffice_project/350m1$Build-2</meta:generator>
    <meta:document-statistic meta:table-count="0" meta:image-count="0" meta:object-count="0" meta:page-count="4" meta:paragraph-count="53" meta:word-count="695" meta:character-count="4144" meta:non-whitespace-character-count="3476"/>
  </office:meta>
</office:document-meta>
</file>